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 style:master-page-name="Standard">
      <style:table-properties style:width="20.29cm" style:page-number="auto" table:align="left" fo:background-color="transparent" style:writing-mode="lr-tb">
        <style:background-image/>
      </style:table-properties>
    </style:style>
    <style:style style:name="Tableau3.A" style:family="table-column">
      <style:table-column-properties style:column-width="20.29cm"/>
    </style:style>
    <style:style style:name="Tableau3.1" style:family="table-row">
      <style:table-row-properties fo:background-color="transparent" fo:keep-together="always">
        <style:background-image/>
      </style:table-row-properties>
    </style:style>
    <style:style style:name="Tableau3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3.2" style:family="table-row">
      <style:table-row-properties fo:keep-together="always"/>
    </style:style>
    <style:style style:name="Tableau3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3.3" style:family="table-row">
      <style:table-row-properties style:min-row-height="0.168cm" fo:keep-together="always"/>
    </style:style>
    <style:style style:name="Tableau3.A3" style:family="table-cell">
      <style:table-cell-properties style:vertical-align="top" fo:padding="0cm" fo:border="0.5pt solid #000080" style:writing-mode="lr-tb"/>
    </style:style>
    <style:style style:name="Tableau3.4" style:family="table-row">
      <style:table-row-properties fo:keep-together="always"/>
    </style:style>
    <style:style style:name="Tableau3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3.5" style:family="table-row">
      <style:table-row-properties fo:keep-together="always"/>
    </style:style>
    <style:style style:name="Tableau3.A5" style:family="table-cell">
      <style:table-cell-properties style:vertical-align="top" fo:padding="0cm" fo:border="0.5pt solid #000080" style:writing-mode="lr-tb"/>
    </style:style>
    <style:style style:name="Tableau1" style:family="table">
      <style:table-properties style:width="20.29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20.29cm"/>
    </style:style>
    <style:style style:name="Tableau1.1" style:family="table-row">
      <style:table-row-properties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1.3" style:family="table-row">
      <style:table-row-properties style:min-row-height="0.168cm" fo:keep-together="always"/>
    </style:style>
    <style:style style:name="Tableau1.A3" style:family="table-cell">
      <style:table-cell-properties style:vertical-align="top" fo:padding="0cm" fo:border="0.5pt solid #000080" style:writing-mode="lr-tb"/>
    </style:style>
    <style:style style:name="Tableau1.4" style:family="table-row">
      <style:table-row-properties fo:keep-together="always"/>
    </style:style>
    <style:style style:name="Tableau1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1.5" style:family="table-row">
      <style:table-row-properties fo:keep-together="always"/>
    </style:style>
    <style:style style:name="Tableau1.A5" style:family="table-cell">
      <style:table-cell-properties style:vertical-align="top" fo:padding="0cm" fo:border="0.5pt solid #000080" style:writing-mode="lr-tb"/>
    </style:style>
    <style:style style:name="Tableau2" style:family="table">
      <style:table-properties style:width="20.29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20.29cm"/>
    </style:style>
    <style:style style:name="Tableau2.1" style:family="table-row">
      <style:table-row-properties fo:background-color="transparent" fo:keep-together="always">
        <style:background-image/>
      </style:table-row-properties>
    </style:style>
    <style:style style:name="Tableau2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2.3" style:family="table-row">
      <style:table-row-properties style:min-row-height="0.168cm" fo:keep-together="always"/>
    </style:style>
    <style:style style:name="Tableau2.A3" style:family="table-cell">
      <style:table-cell-properties style:vertical-align="top" fo:padding="0cm" fo:border="0.5pt solid #000080" style:writing-mode="lr-tb"/>
    </style:style>
    <style:style style:name="Tableau2.4" style:family="table-row">
      <style:table-row-properties fo:keep-together="always"/>
    </style:style>
    <style:style style:name="Tableau2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2.5" style:family="table-row">
      <style:table-row-properties fo:keep-together="always"/>
    </style:style>
    <style:style style:name="Tableau2.A5" style:family="table-cell">
      <style:table-cell-properties style:vertical-align="top" fo:padding="0cm" fo:border="0.5pt solid #000080" style:writing-mode="lr-tb"/>
    </style:style>
    <style:style style:name="Tableau5" style:family="table">
      <style:table-properties style:width="20.29cm" table:align="left" fo:background-color="transparent" style:writing-mode="lr-tb">
        <style:background-image/>
      </style:table-properties>
    </style:style>
    <style:style style:name="Tableau5.A" style:family="table-column">
      <style:table-column-properties style:column-width="20.29cm"/>
    </style:style>
    <style:style style:name="Tableau5.1" style:family="table-row">
      <style:table-row-properties fo:background-color="transparent" fo:keep-together="always">
        <style:background-image/>
      </style:table-row-properties>
    </style:style>
    <style:style style:name="Tableau5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5.2" style:family="table-row">
      <style:table-row-properties fo:keep-together="always"/>
    </style:style>
    <style:style style:name="Tableau5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5.3" style:family="table-row">
      <style:table-row-properties style:min-row-height="0.168cm" fo:keep-together="always"/>
    </style:style>
    <style:style style:name="Tableau5.A3" style:family="table-cell">
      <style:table-cell-properties style:vertical-align="top" fo:padding="0cm" fo:border="0.5pt solid #000080" style:writing-mode="lr-tb"/>
    </style:style>
    <style:style style:name="Tableau5.4" style:family="table-row">
      <style:table-row-properties fo:keep-together="always"/>
    </style:style>
    <style:style style:name="Tableau5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5.5" style:family="table-row">
      <style:table-row-properties fo:keep-together="always"/>
    </style:style>
    <style:style style:name="Tableau5.A5" style:family="table-cell">
      <style:table-cell-properties style:vertical-align="top" fo:padding="0cm" fo:border="0.5pt solid #00008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2pt" officeooo:paragraph-rsid="00528d9a" style:font-size-asian="12pt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Calibri" fo:font-size="12pt" officeooo:rsid="0024fdd6" officeooo:paragraph-rsid="00535438" style:font-size-asian="12pt" style:font-size-complex="12pt"/>
    </style:style>
    <style:style style:name="P3" style:family="paragraph" style:parent-style-name="Standard">
      <style:paragraph-properties fo:line-height="100%" fo:text-align="start" style:justify-single-word="false"/>
      <style:text-properties style:font-name="Calibri" fo:font-size="12pt" fo:font-weight="normal" officeooo:rsid="002001a4" officeooo:paragraph-rsid="0053543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Calibri" fo:font-size="14pt" officeooo:rsid="001a79ff" officeooo:paragraph-rsid="00535438" style:font-size-asian="14pt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language="fr" fo:country="FR" style:text-underline-style="none" fo:font-weight="normal" officeooo:rsid="002001a4" officeooo:paragraph-rsid="00535438" style:font-name-asian="SimSun" style:font-size-asian="12pt" style:language-asian="zh" style:country-asian="CN" style:font-weight-asian="normal" style:font-name-complex="Calibri1" style:font-size-complex="12pt" style:language-complex="ar" style:country-complex="SA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" fo:font-size="12pt" style:text-underline-style="none" fo:font-weight="normal" officeooo:rsid="0024fdd6" officeooo:paragraph-rsid="0053543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" fo:font-size="12pt" style:text-underline-style="none" fo:font-weight="bold" officeooo:rsid="005ad934" officeooo:paragraph-rsid="005ad93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Calibri" fo:font-size="12pt" fo:language="fr" fo:country="FR" style:text-underline-style="none" fo:font-weight="normal" officeooo:rsid="005b8dba" officeooo:paragraph-rsid="0061b98f" style:font-name-asian="SimSun" style:font-size-asian="12pt" style:language-asian="zh" style:country-asian="CN" style:font-weight-asian="normal" style:font-name-complex="Calibri1" style:font-size-complex="12pt" style:language-complex="ar" style:country-complex="SA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Calibri" fo:font-size="12pt" fo:language="fr" fo:country="FR" style:text-underline-style="none" fo:font-weight="normal" officeooo:rsid="005b8dba" officeooo:paragraph-rsid="00624032" style:font-name-asian="SimSun" style:font-size-asian="12pt" style:language-asian="zh" style:country-asian="CN" style:font-weight-asian="normal" style:font-name-complex="Calibri1" style:font-size-complex="12pt" style:language-complex="ar" style:country-complex="SA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language="fr" fo:country="FR" style:text-underline-style="none" fo:font-weight="normal" officeooo:rsid="002001a4" officeooo:paragraph-rsid="0061b98f" style:font-name-asian="SimSun" style:font-size-asian="12pt" style:language-asian="zh" style:country-asian="CN" style:font-weight-asian="normal" style:font-name-complex="Calibri1" style:font-size-complex="12pt" style:language-complex="ar" style:country-complex="SA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language="fr" fo:country="FR" style:text-underline-style="none" fo:font-weight="normal" officeooo:rsid="002001a4" officeooo:paragraph-rsid="00624032" style:font-name-asian="SimSun" style:font-size-asian="12pt" style:language-asian="zh" style:country-asian="CN" style:font-weight-asian="normal" style:font-name-complex="Calibri1" style:font-size-complex="12pt" style:language-complex="ar" style:country-complex="SA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Calibri" fo:font-size="14pt" officeooo:rsid="001a79ff" officeooo:paragraph-rsid="0061b98f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Calibri" fo:font-size="14pt" officeooo:rsid="001a79ff" officeooo:paragraph-rsid="00624032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2pt" officeooo:paragraph-rsid="0061b98f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2pt" officeooo:paragraph-rsid="00624032" style:font-size-asian="12pt" style:font-size-complex="12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Calibri" fo:font-size="12pt" officeooo:rsid="0024fdd6" officeooo:paragraph-rsid="0061b98f" style:font-size-asian="12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Calibri" fo:font-size="12pt" officeooo:rsid="0024fdd6" officeooo:paragraph-rsid="00624032" style:font-size-asian="12pt" style:font-size-complex="12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Calibri" fo:font-size="12pt" fo:font-weight="normal" officeooo:rsid="002001a4" officeooo:paragraph-rsid="0061b98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Calibri" fo:font-size="12pt" fo:font-weight="normal" officeooo:rsid="002001a4" officeooo:paragraph-rsid="0062403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" fo:font-size="12pt" style:text-underline-style="none" fo:font-weight="normal" officeooo:rsid="0024fdd6" officeooo:paragraph-rsid="0061b98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" fo:font-size="12pt" style:text-underline-style="none" fo:font-weight="normal" officeooo:rsid="0024fdd6" officeooo:paragraph-rsid="0062403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" fo:font-size="12pt" style:text-underline-style="none" fo:font-weight="bold" officeooo:rsid="005ad934" officeooo:paragraph-rsid="0061b98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" fo:font-size="12pt" style:text-underline-style="none" fo:font-weight="bold" officeooo:rsid="005ad934" officeooo:paragraph-rsid="00624032" style:font-size-asian="12pt" style:font-weight-asian="bold" style:font-size-complex="12pt" style:font-weight-complex="bold"/>
    </style:style>
    <style:style style:name="P24" style:family="paragraph" style:parent-style-name="Text_20_body" style:master-page-name="Standard">
      <style:paragraph-properties style:page-number="auto"/>
      <style:text-properties style:font-name="Calibri" officeooo:paragraph-rsid="0061b98f"/>
    </style:style>
    <style:style style:name="T1" style:family="text">
      <style:text-properties fo:color="#000000" loext:opacity="100%" fo:font-size="14pt" officeooo:rsid="002c0a20" style:font-size-asian="14pt" style:font-size-complex="14pt"/>
    </style:style>
    <style:style style:name="T2" style:family="text">
      <style:text-properties officeooo:rsid="001b927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01a4" style:font-weight-asian="bold" style:font-weight-complex="bold"/>
    </style:style>
    <style:style style:name="T7" style:family="text">
      <style:text-properties style:use-window-font-color="true" loext:opacity="0%" fo:language="fr" fo:country="FR" fo:font-weight="bold" officeooo:rsid="00535438" style:font-name-asian="SimSun" style:language-asian="zh" style:country-asian="CN" style:font-weight-asian="bold" style:font-name-complex="Calibri1" style:language-complex="ar" style:country-complex="SA" style:font-weight-complex="bold"/>
    </style:style>
    <style:style style:name="T8" style:family="text">
      <style:text-properties officeooo:rsid="002001a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5cceed"/>
    </style:style>
    <style:style style:name="T11" style:family="text">
      <style:text-properties officeooo:rsid="002c0a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2"><text:span text:style-name="T11">Chapitre 1 : </text:span><text:span text:style-name="T2">L’eau autour de nous</text:span></text:p>
          </table:table-cell>
        </table:table-row>
        <table:table-row table:style-name="Tableau3.2">
          <table:table-cell table:style-name="Tableau3.A2" office:value-type="string">
            <text:p text:style-name="P14">Ce que je dois « savoir » :</text:p>
          </table:table-cell>
        </table:table-row>
        <table:table-row table:style-name="Tableau3.3">
          <table:table-cell table:style-name="Tableau3.A3" office:value-type="string">
            <text:p text:style-name="P16"><text:span text:style-name="T3">Définition :</text:span><text:span text:style-name="T4"> Corps pur, mélange.</text:span></text:p>
            <text:p text:style-name="P18">Connaître les nom<text:span text:style-name="T10">s</text:span> des différents états de l’eau et leurs propriétés. </text:p>
            <text:p text:style-name="P18">Connaître et comprendre les différents processus de traitements des eaux.</text:p>
            <text:p text:style-name="P10">Connaître le nom des différents changements d’état<text:span text:style-name="T10">s</text:span>.</text:p>
          </table:table-cell>
        </table:table-row>
        <table:table-row table:style-name="Tableau3.4">
          <table:table-cell table:style-name="Tableau3.A4" office:value-type="string">
            <text:p text:style-name="P14">Ce que je dois « savoir-faire » :</text:p>
          </table:table-cell>
        </table:table-row>
        <table:table-row table:style-name="Tableau3.5">
          <table:table-cell table:style-name="Tableau3.A5" office:value-type="string">
            <text:p text:style-name="P20"><text:span text:style-name="T5">Caractériser</text:span> les différents états d’un corps pur.</text:p>
            <text:p text:style-name="P20"><text:span text:style-name="T7">D</text:span><text:span text:style-name="T6">ifférencier</text:span><text:span text:style-name="T8"> corps purs et mélange.</text:span></text:p>
            <text:p text:style-name="P22">Calculer <text:span text:style-name="T9">une proportion.</text:span></text:p>
          </table:table-cell>
        </table:table-row>
      </table:table>
      <text:p text:style-name="P8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2"><text:span text:style-name="T11">Chapitre 1 : </text:span><text:span text:style-name="T2">L’eau autour de nous</text:span></text:p>
          </table:table-cell>
        </table:table-row>
        <table:table-row table:style-name="Tableau1.2">
          <table:table-cell table:style-name="Tableau1.A2" office:value-type="string">
            <text:p text:style-name="P14">Ce que je dois « savoir » :</text:p>
          </table:table-cell>
        </table:table-row>
        <table:table-row table:style-name="Tableau1.3">
          <table:table-cell table:style-name="Tableau1.A3" office:value-type="string">
            <text:p text:style-name="P16"><text:span text:style-name="T3">Définition :</text:span><text:span text:style-name="T4"> Corps pur, mélange.</text:span></text:p>
            <text:p text:style-name="P18">Connaître les nom<text:span text:style-name="T10">s</text:span> des différents états de l’eau et leurs propriétés. </text:p>
            <text:p text:style-name="P18">Connaître et comprendre les différents processus de traitements des eaux.</text:p>
            <text:p text:style-name="P10">Connaître le nom des différents changements d’état<text:span text:style-name="T10">s</text:span>.</text:p>
          </table:table-cell>
        </table:table-row>
        <table:table-row table:style-name="Tableau1.4">
          <table:table-cell table:style-name="Tableau1.A4" office:value-type="string">
            <text:p text:style-name="P14">Ce que je dois « savoir-faire » :</text:p>
          </table:table-cell>
        </table:table-row>
        <table:table-row table:style-name="Tableau1.5">
          <table:table-cell table:style-name="Tableau1.A5" office:value-type="string">
            <text:p text:style-name="P20"><text:span text:style-name="T5">Caractériser</text:span> les différents états d’un corps pur.</text:p>
            <text:p text:style-name="P20"><text:span text:style-name="T7">D</text:span><text:span text:style-name="T6">ifférencier</text:span><text:span text:style-name="T8"> corps purs et mélange.</text:span></text:p>
            <text:p text:style-name="P22">Calculer <text:span text:style-name="T9">une proportion.</text:span></text:p>
          </table:table-cell>
        </table:table-row>
      </table:table>
      <text:p text:style-name="P8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2"><text:span text:style-name="T11">Chapitre 1 : </text:span><text:span text:style-name="T2">L’eau autour de nous</text:span></text:p>
          </table:table-cell>
        </table:table-row>
        <table:table-row table:style-name="Tableau2.2">
          <table:table-cell table:style-name="Tableau2.A2" office:value-type="string">
            <text:p text:style-name="P14">Ce que je dois « savoir » :</text:p>
          </table:table-cell>
        </table:table-row>
        <table:table-row table:style-name="Tableau2.3">
          <table:table-cell table:style-name="Tableau2.A3" office:value-type="string">
            <text:p text:style-name="P16"><text:span text:style-name="T3">Définition :</text:span><text:span text:style-name="T4"> Corps pur, mélange.</text:span></text:p>
            <text:p text:style-name="P18">Connaître les nom<text:span text:style-name="T10">s</text:span> des différents états de l’eau et leurs propriétés. </text:p>
            <text:p text:style-name="P18">Connaître et comprendre les différents processus de traitements des eaux.</text:p>
            <text:p text:style-name="P10">Connaître le nom des différents changements d’état<text:span text:style-name="T10">s</text:span>.</text:p>
          </table:table-cell>
        </table:table-row>
        <table:table-row table:style-name="Tableau2.4">
          <table:table-cell table:style-name="Tableau2.A4" office:value-type="string">
            <text:p text:style-name="P14">Ce que je dois « savoir-faire » :</text:p>
          </table:table-cell>
        </table:table-row>
        <table:table-row table:style-name="Tableau2.5">
          <table:table-cell table:style-name="Tableau2.A5" office:value-type="string">
            <text:p text:style-name="P20"><text:span text:style-name="T5">Caractériser</text:span> les différents états d’un corps pur.</text:p>
            <text:p text:style-name="P20"><text:span text:style-name="T7">D</text:span><text:span text:style-name="T6">ifférencier</text:span><text:span text:style-name="T8"> corps purs et mélange.</text:span></text:p>
            <text:p text:style-name="P22">Calculer <text:span text:style-name="T9">une proportion.</text:span></text:p>
          </table:table-cell>
        </table:table-row>
      </table:table>
      <text:p text:style-name="P9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3"><text:span text:style-name="T11">Chapitre 1 : </text:span><text:span text:style-name="T2">L’eau autour de nous</text:span></text:p>
          </table:table-cell>
        </table:table-row>
        <table:table-row table:style-name="Tableau5.2">
          <table:table-cell table:style-name="Tableau5.A2" office:value-type="string">
            <text:p text:style-name="P15">Ce que je dois « savoir » :</text:p>
          </table:table-cell>
        </table:table-row>
        <table:table-row table:style-name="Tableau5.3">
          <table:table-cell table:style-name="Tableau5.A3" office:value-type="string">
            <text:p text:style-name="P17"><text:span text:style-name="T3">Définition :</text:span><text:span text:style-name="T4"> Corps pur, mélange.</text:span></text:p>
            <text:p text:style-name="P19">Connaître les nom<text:span text:style-name="T10">s</text:span> des différents états de l’eau et leurs propriétés. </text:p>
            <text:p text:style-name="P19">Connaître et comprendre les différents processus de traitements des eaux.</text:p>
            <text:p text:style-name="P11">Connaître le nom des différents changements d’état<text:span text:style-name="T10">s</text:span>.</text:p>
          </table:table-cell>
        </table:table-row>
        <table:table-row table:style-name="Tableau5.4">
          <table:table-cell table:style-name="Tableau5.A4" office:value-type="string">
            <text:p text:style-name="P15">Ce que je dois « savoir-faire » :</text:p>
          </table:table-cell>
        </table:table-row>
        <table:table-row table:style-name="Tableau5.5">
          <table:table-cell table:style-name="Tableau5.A5" office:value-type="string">
            <text:p text:style-name="P21"><text:span text:style-name="T5">Caractériser</text:span> les différents états d’un corps pur.</text:p>
            <text:p text:style-name="P21"><text:span text:style-name="T7">D</text:span><text:span text:style-name="T6">ifférencier</text:span><text:span text:style-name="T8"> corps purs et mélange.</text:span></text:p>
            <text:p text:style-name="P23">Calculer <text:span text:style-name="T9">une proportion.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true" fo:line-height="100%"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1M19S</meta:editing-duration>
    <meta:editing-cycles>15</meta:editing-cycles>
    <meta:generator>LibreOffice/7.0.4.2$Linux_X86_64 LibreOffice_project/00$Build-2</meta:generator>
    <meta:creation-date>2020-12-31T15:41:10.524284281</meta:creation-date>
    <meta:initial-creator>J Cercy</meta:initial-creator>
    <dc:date>2021-03-11T22:28:17.224060914</dc:date>
    <dc:creator>J Cercy</dc:creator>
    <meta:document-statistic meta:table-count="4" meta:image-count="0" meta:object-count="0" meta:page-count="1" meta:paragraph-count="40" meta:word-count="284" meta:character-count="1712" meta:non-whitespace-character-count="1464"/>
    <meta:template xlink:type="simple" xlink:actuate="onRequest" xlink:title="attendus_type" xlink:href="../../../../../../../mes_ressources/document%20type/attendus_type.ott" meta:date="2020-12-31T15:41:09.499977915"/>
  </office:meta>
</office:document-meta>
</file>